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 style:list-style-name="L3">
      <style:paragraph-properties fo:text-align="start" style:justify-single-word="false"/>
    </style:style>
    <style:style style:name="P5" style:family="paragraph" style:parent-style-name="Standard" style:list-style-name="L4">
      <style:paragraph-properties fo:text-align="start" style:justify-single-word="false"/>
    </style:style>
    <style:style style:name="P6" style:family="paragraph" style:parent-style-name="Standard" style:list-style-name="L5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 fo:background-color="#e6e6e6" fo:padding="0.049cm" fo:border-left="none" fo:border-right="none" fo:border-top="0.002cm solid #000000" fo:border-bottom="0.002cm solid #000000" style:shadow="none">
        <style:background-image/>
      </style:paragraph-properties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1">
      <style:paragraph-properties fo:break-before="page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/>
      <text:h text:style-name="P11" text:outline-level="1"/>
      <text:h text:style-name="P11" text:outline-level="1"/>
      <text:h text:style-name="P11" text:outline-level="1">Guía desarrollo </text:h>
      <text:h text:style-name="P11" text:outline-level="1">OpenNemas 0.8.2v</text:h>
      <text:p text:style-name="P9"/>
      <text:p text:style-name="P1"/>
      <text:h text:style-name="P10" text:outline-level="2">Convenciones</text:h>
      <text:p text:style-name="P1"/>
      <text:p text:style-name="P1">Antes de comezar a programar conviene tener en cuenta las convenciones de las tecnologías con las que se va a trabajar.</text:p>
      <text:p text:style-name="P1"/>
      <text:p text:style-name="P7">PHP</text:p>
      <text:list xml:id="list212368616" text:style-name="L1">
        <text:list-item>
          <text:p text:style-name="P2">Zend Framework - <text:a xlink:type="simple" xlink:href="http://framework.zend.com/manual/en/coding-standard.html"><text:span text:style-name="T1">http://framework.zend.com/manual/en/coding-standard.html</text:span></text:a><text:span text:style-name="T1"> <text:line-break/></text:span><text:a xlink:type="simple" xlink:href="https://wiki.openhost.es/openwiki/PhpCodingStandard"><text:span text:style-name="T1">https://wiki.openhost.es/openwiki/PhpCodingStandard</text:span></text:a><text:span text:style-name="T1"> </text:span></text:p>
        </text:list-item>
        <text:list-item>
          <text:p text:style-name="P2">PHPDoc - <text:a xlink:type="simple" xlink:href="http://manual.phpdoc.org/"><text:span text:style-name="T1">http://manual.phpdoc.org/</text:span></text:a><text:span text:style-name="T1"> </text:span></text:p>
        </text:list-item>
        <text:list-item>
          <text:p text:style-name="P2">Smarty 3 -<text:span text:style-name="T1"> </text:span><text:a xlink:type="simple" xlink:href="http://smarty-php.googlecode.com/svn/branches/Smarty3Dev/distribution/README"><text:span text:style-name="T1">http://smarty-php.googlecode.com/svn/branches/Smarty3Dev/distribution/README</text:span></text:a><text:span text:style-name="T1"> </text:span></text:p>
        </text:list-item>
        <text:list-item>
          <text:p text:style-name="P2">ADOdb - <text:a xlink:type="simple" xlink:href="http://phplens.com/lens/adodb/docs-adodb.htm"><text:span text:style-name="T1">http://phplens.com/lens/adodb/docs-adodb.htm</text:span></text:a> <text:s/></text:p>
        </text:list-item>
      </text:list>
      <text:p text:style-name="P1"/>
      <text:p text:style-name="P7">Javascript</text:p>
      <text:list xml:id="list1843292183" text:style-name="L3">
        <text:list-item>
          <text:p text:style-name="P4">jQuery - <text:a xlink:type="simple" xlink:href="http://docs.jquery.com/JQuery_Core_Style_Guidelines"><text:span text:style-name="T1">http://docs.jquery.com/JQuery_Core_Style_Guidelines</text:span></text:a> </text:p>
        </text:list-item>
        <text:list-item>
          <text:p text:style-name="P4">jQuery UI -<text:span text:style-name="T1"> </text:span><text:a xlink:type="simple" xlink:href="http://jqueryui.com/docs/Developer_Guide"><text:span text:style-name="T1">http://jqueryui.com/docs/Developer_Guide</text:span></text:a> <text:line-break/><text:a xlink:type="simple" xlink:href="http://jqueryui.pbworks.com/"><text:span text:style-name="T1">http://jqueryui.pbworks.com/</text:span></text:a><text:span text:style-name="T1"> </text:span></text:p>
        </text:list-item>
      </text:list>
      <text:p text:style-name="P1"/>
      <text:p text:style-name="P7">CSS</text:p>
      <text:list xml:id="list241310111" text:style-name="L2">
        <text:list-item>
          <text:p text:style-name="P3">Blueprint CSS - <text:a xlink:type="simple" xlink:href="http://blueprintcss.org/media/BlueprintV0.8byGJMS.pdf"><text:span text:style-name="T1">http://blueprintcss.org/media/BlueprintV0.8byGJMS.pdf</text:span></text:a> </text:p>
        </text:list-item>
        <text:list-item>
          <text:p text:style-name="P3">jQuery UI - <text:a xlink:type="simple" xlink:href="http://jqueryui.com/docs/Theming/API"><text:span text:style-name="T1">http://jqueryui.com/docs/Theming/API</text:span></text:a> </text:p>
        </text:list-item>
      </text:list>
      <text:p text:style-name="P1"/>
      <text:p text:style-name="P1"/>
      <text:p text:style-name="P1"/>
      <text:h text:style-name="P10" text:outline-level="2">Migración dun tipo de contido</text:h>
      <text:p text:style-name="P1">En el wiki se encuentra una primera lectura de los cambios introducidos en la versión 0.8.2:</text:p>
      <text:list xml:id="list2164394812" text:style-name="L4">
        <text:list-item>
          <text:p text:style-name="P5"><text:a xlink:type="simple" xlink:href="https://redmine.openhost.es/wiki/opennemasdemo/Arquitectura_Onm">https://redmine.openhost.es/wiki/opennemasdemo/Arquitectura_Onm</text:a> </text:p>
        </text:list-item>
      </text:list>
      <text:p text:style-name="P1"/>
      <text:p text:style-name="P1"/>
      <text:p text:style-name="P1">El proceso de migración de un tipo de </text:p>
      <text:p text:style-name="P1">Control de cambios en base de datos</text:p>
      <text:p text:style-name="P1"/>
      <text:p text:style-name="P1"/>
      <text:p text:style-name="P1"/>
      <text:h text:style-name="P12" text:outline-level="1">ANEXO A – Instalación de JSLint</text:h>
      <text:p text:style-name="P1"/>
      <text:p text:style-name="P1">Para automatizar el testeo de ficheros javascript empleando JSLint es posible </text:p>
      <text:p text:style-name="P1"/>
      <text:p text:style-name="P1">Descargar el motor de javascript Rhino:</text:p>
      <text:list xml:id="list1488712703" text:style-name="L5">
        <text:list-item>
          <text:p text:style-name="P6"><text:a xlink:type="simple" xlink:href="ftp://ftp.mozilla.org/pub/mozilla.org/js/rhino1_7R2.zip">ftp://ftp.mozilla.org/pub/mozilla.org/js/rhino1_7R2.zip</text:a> </text:p>
        </text:list-item>
      </text:list>
      <text:p text:style-name="P1"/>
      <text:p text:style-name="P1">jslint - <text:a xlink:type="simple" xlink:href="http://www.jslint.com/lint.html">http://www.jslint.com/lint.html</text:a> </text:p>
      <text:p text:style-name="P1"/>
      <text:p text:style-name="P1">Comando para Komodo Edit:</text:p>
      <text:p text:style-name="P1">java -cp ~/public_html/rhino1_7R2/js.jar org.mozilla.javascript.tools.shell.Main ~/public_html/jslint.js "%F"</text:p>
      <text:p text:style-name="P1"/>
      <text:p text:style-name="P1">Los plugins de jQuery pueden incluir el siguiente comentario en la cabecera para</text:p>
      <text:p text:style-name="P1"/>
      <text:p text:style-name="P8">/*jslint debug: true, undef: true, eqeqeq: false, browser: true, on: true, indent: 4, onevar: true, plusplus: false, white: false */</text:p>
      <text:p text:style-name="P8">/*global jQuery, $*/</text:p>
      <text:p text:style-name="P1"/>
      <text:p text:style-name="P1"/>
      <text:p text:style-name="P1">Más detalles:</text:p>
      <text:p text:style-name="P1"><text:a xlink:type="simple" xlink:href="http://www.jslint.com/rhino/index.html">http://www.jslint.com/rhino/index.html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7-06T10:13:38</meta:creation-date>
    <dc:date>2010-07-06T13:50:17</dc:date>
    <meta:editing-duration>PT03H36M41S</meta:editing-duration>
    <meta:editing-cycles>17</meta:editing-cycles>
    <meta:generator>OpenOffice.org/3.1$Linux OpenOffice.org_project/310m19$Build-9420</meta:generator>
    <meta:document-statistic meta:table-count="0" meta:image-count="0" meta:object-count="0" meta:page-count="4" meta:paragraph-count="32" meta:word-count="181" meta:character-count="1676"/>
  </office:meta>
</office:document-meta>
</file>